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RTE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8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B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DUCAÇÃO 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ILOSO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47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47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OGRA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HISTÓR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5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2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56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55197</text:p>
          </table:table-cell>
          <table:table-cell table:style-name="Tabela2.C6" table:number-columns-spanned="2" office:value-type="string">
            <text:p text:style-name="P5">MERCIA FERREIRA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6479</text:p>
          </table:table-cell>
          <table:table-cell table:style-name="Tabela2.C6" table:number-columns-spanned="2" office:value-type="string">
            <text:p text:style-name="P5">CARLA AUGUSTA DA COSTA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322997</text:p>
          </table:table-cell>
          <table:table-cell table:style-name="Tabela2.C6" table:number-columns-spanned="2" office:value-type="string">
            <text:p text:style-name="P5">ELIZABETH NUNES MAGN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57831</text:p>
          </table:table-cell>
          <table:table-cell table:style-name="Tabela2.C6" table:number-columns-spanned="2" office:value-type="string">
            <text:p text:style-name="P5">MICHELE AZEVEDO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 - ESPANHO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PORTUGUESA E LITERATU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03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283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25990</text:p>
          </table:table-cell>
          <table:table-cell table:style-name="Tabela2.C6" table:number-columns-spanned="2" office:value-type="string">
            <text:p text:style-name="P5">DENISE VITORIA RODRIGUES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4064</text:p>
          </table:table-cell>
          <table:table-cell table:style-name="Tabela2.C6" table:number-columns-spanned="2" office:value-type="string">
            <text:p text:style-name="P5">ANA MARIA VIAN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30067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92181</text:p>
          </table:table-cell>
          <table:table-cell table:style-name="Tabela2.C6" table:number-columns-spanned="2" office:value-type="string">
            <text:p text:style-name="P5">MARCILENE NUNES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09971</text:p>
          </table:table-cell>
          <table:table-cell table:style-name="Tabela2.C6" table:number-columns-spanned="2" office:value-type="string">
            <text:p text:style-name="P5">LUCIANE MONT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7595</text:p>
          </table:table-cell>
          <table:table-cell table:style-name="Tabela2.C6" table:number-columns-spanned="2" office:value-type="string">
            <text:p text:style-name="P5">MICHELE DE OLIVEIRA 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08891</text:p>
          </table:table-cell>
          <table:table-cell table:style-name="Tabela2.C6" table:number-columns-spanned="2" office:value-type="string">
            <text:p text:style-name="P5">MAXIMIANO DE OLIVEIRA DOS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620378</text:p>
          </table:table-cell>
          <table:table-cell table:style-name="Tabela2.C6" table:number-columns-spanned="2" office:value-type="string">
            <text:p text:style-name="P5">LEACIDE BATISTA MOUR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7939</text:p>
          </table:table-cell>
          <table:table-cell table:style-name="Tabela2.C6" table:number-columns-spanned="2" office:value-type="string">
            <text:p text:style-name="P5">MARIA DO ESPIRITO SANTO NEVES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0</text:p>
          </table:table-cell>
          <table:table-cell table:style-name="Tabela2.B6" office:value-type="string">
            <text:p text:style-name="P5">628905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1</text:p>
          </table:table-cell>
          <table:table-cell table:style-name="Tabela2.B6" office:value-type="string">
            <text:p text:style-name="P5">432962</text:p>
          </table:table-cell>
          <table:table-cell table:style-name="Tabela2.C6" table:number-columns-spanned="2" office:value-type="string">
            <text:p text:style-name="P5">GUAJARINA DO S CARMO DE SOUSA CAMA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2</text:p>
          </table:table-cell>
          <table:table-cell table:style-name="Tabela2.B6" office:value-type="string">
            <text:p text:style-name="P5">323004</text:p>
          </table:table-cell>
          <table:table-cell table:style-name="Tabela2.C6" table:number-columns-spanned="2" office:value-type="string">
            <text:p text:style-name="P5">SERGIO GUILHERME CARDOSO GUEDE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3</text:p>
          </table:table-cell>
          <table:table-cell table:style-name="Tabela2.B6" office:value-type="string">
            <text:p text:style-name="P5">950262</text:p>
          </table:table-cell>
          <table:table-cell table:style-name="Tabela2.C6" table:number-columns-spanned="2" office:value-type="string">
            <text:p text:style-name="P5">PATRICIA KELLY NOBRE DOS PASSOS GOM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4</text:p>
          </table:table-cell>
          <table:table-cell table:style-name="Tabela2.B6" office:value-type="string">
            <text:p text:style-name="P5">856894</text:p>
          </table:table-cell>
          <table:table-cell table:style-name="Tabela2.C6" table:number-columns-spanned="2" office:value-type="string">
            <text:p text:style-name="P5">EUSEBIA DE FATIMA SANTA ROSA DE SOU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5</text:p>
          </table:table-cell>
          <table:table-cell table:style-name="Tabela2.B6" office:value-type="string">
            <text:p text:style-name="P5">885185</text:p>
          </table:table-cell>
          <table:table-cell table:style-name="Tabela2.C6" table:number-columns-spanned="2" office:value-type="string">
            <text:p text:style-name="P5">ANTONINA NASCIMENTO BAND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9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9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QUÍM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3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SOC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A PRODUÇÃO E MATERIAI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E PESSO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FINANC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GERENC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COMERCIAL E TRIBUTÁRIO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TRABALHIST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CONOMIA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STATÍS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DE VENDA E MARKETING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INFORMÁ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3/07/2012 10:26:05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